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3675" officeooo:paragraph-rsid="001c3675" style:font-weight-asian="bold" style:font-weight-complex="bold"/>
    </style:style>
    <style:style style:name="P2" style:family="paragraph" style:parent-style-name="Standard">
      <style:text-properties fo:font-weight="bold" officeooo:rsid="001f3cd0" officeooo:paragraph-rsid="001f3cd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ccf47" officeooo:paragraph-rsid="001f3cd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f650" officeooo:paragraph-rsid="001ff650" style:font-weight-asian="bold" style:font-weight-complex="bold"/>
    </style:style>
    <style:style style:name="P5" style:family="paragraph" style:parent-style-name="Standard">
      <style:text-properties fo:font-weight="normal" officeooo:rsid="001f3cd0" officeooo:paragraph-rsid="001f3cd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f3cd0" officeooo:paragraph-rsid="001f3cd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06bf7" officeooo:paragraph-rsid="00206bf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1afe7" officeooo:paragraph-rsid="0021afe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2244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-[Alto Orden]</text:p>
      <text:p text:style-name="P1"/>
      <text:p text:style-name="P1">Consigna: <text:span text:style-name="T1">En Scala se pueden definir variables como lazy, la semántica de Scala dice que estas variables serán computadas la primera vez que se necesiten y que su valor no será recomputado si la variable es reutilizada luego en el programa.</text:span></text:p>
      <text:p text:style-name="P1"><text:span text:style-name="T1">Si se quiere un comportamiento donde se recompute la variable cada vez que se la necesite, entonces hay que usar alto orden y definir a las variables como funciones que devuelven un valor. Cree un programa que muestre estas diferencias.</text:span></text:p>
      <text:p text:style-name="P1"/>
      <text:p text:style-name="P1"/>
      <text:p text:style-name="P2">Código.</text:p>
      <text:p text:style-name="P2"/>
      <text:p text:style-name="P5">object High_order {</text:p>
      <text:p text:style-name="P5"></text:p>
      <text:p text:style-name="P5"><text:s text:c="4"/>def func() : Int = {</text:p>
      <text:p text:style-name="P5"><text:s text:c="12"/>println("hola a todos"); 2 </text:p>
      <text:p text:style-name="P5"><text:s text:c="8"/>}</text:p>
      <text:p text:style-name="P5"><text:s text:c="4"/></text:p>
      <text:p text:style-name="P5"><text:s text:c="4"/>def main(args: Array[String]) {</text:p>
      <text:p text:style-name="P5"></text:p>
      <text:p text:style-name="P5"><text:s text:c="8"/>lazy val x = func()</text:p>
      <text:p text:style-name="P5"><text:s text:c="8"/>println("x es lazy val")</text:p>
      <text:p text:style-name="P5"><text:s text:c="8"/>println(x)</text:p>
      <text:p text:style-name="P5"><text:s text:c="8"/>println(x)</text:p>
      <text:p text:style-name="P5"><text:s text:c="8"/>println(x)</text:p>
      <text:p text:style-name="P5"><text:s text:c="8"/>println(x)</text:p>
      <text:p text:style-name="P5"></text:p>
      <text:p text:style-name="P5"><text:s text:c="8"/>val y = () =&gt; {</text:p>
      <text:p text:style-name="P5"><text:s text:c="12"/>println("hola a todos"); 2 </text:p>
      <text:p text:style-name="P5"><text:s text:c="8"/>}</text:p>
      <text:p text:style-name="P5"></text:p>
      <text:p text:style-name="P5"><text:s text:c="8"/>println("ahora y es una funcion --&gt; x()")</text:p>
      <text:p text:style-name="P5"><text:s text:c="8"/>println(y())</text:p>
      <text:p text:style-name="P5"><text:s text:c="8"/>println(y())</text:p>
      <text:p text:style-name="P5"><text:s text:c="8"/>println(y())</text:p>
      <text:p text:style-name="P5"><text:s text:c="8"/>println(y())</text:p>
      <text:p text:style-name="P5"></text:p>
      <text:p text:style-name="P5"><text:s text:c="4"/>}</text:p>
      <text:p text:style-name="P5">}</text:p>
      <text:p text:style-name="P5"/>
      <text:p text:style-name="P5"/>
      <text:p text:style-name="P3">La salida en pantalla que se obtuvo al ejecutar el código es:</text:p>
      <text:p text:style-name="P6"/>
      <text:p text:style-name="P6">'x' es lazy val</text:p>
      <text:p text:style-name="P6">hola a todos</text:p>
      <text:p text:style-name="P6">2</text:p>
      <text:p text:style-name="P6">2</text:p>
      <text:p text:style-name="P6">2</text:p>
      <text:p text:style-name="P6">2</text:p>
      <text:p text:style-name="P6">ahora 'y' es una funcion --&gt; y()</text:p>
      <text:p text:style-name="P6">hola a todos</text:p>
      <text:p text:style-name="P6">2</text:p>
      <text:p text:style-name="P6"><text:soft-page-break/>hola a todos</text:p>
      <text:p text:style-name="P6">2</text:p>
      <text:p text:style-name="P6">hola a todos</text:p>
      <text:p text:style-name="P6">2</text:p>
      <text:p text:style-name="P6">hola a todos</text:p>
      <text:p text:style-name="P6">2</text:p>
      <text:p text:style-name="P6"/>
      <text:p text:style-name="P6"/>
      <text:p text:style-name="P4">Explicación.</text:p>
      <text:p text:style-name="P4"/>
      <text:p text:style-name="P7">El programa comienza con la declaración de una variable 'lazy', este tipo de variables son computadas la primera vez que se necesita y su valor <text:span text:style-name="T4">NO</text:span> será recomputado si es reutilizada en el resto del programa, en el ejemplo, se define a la variable 'x'<text:span text:style-name="T4">(lazy val x)</text:span> como una función 'fun()' que imprime una cadena de caracteres y luego se le signa un valor entero.</text:p>
      <text:p text:style-name="P7">Cuando se ejecute por primera vez, realizara la salida por pantalla de la cadena de caracteres y seguido a esto el valor entero pero en las próximas ejecuciones solamente imprimirá el valor entero debido a que solo se ejecuta una vez y luego nunca más.</text:p>
      <text:p text:style-name="P7">La forma en la que una variable es recomputada cada vez que se necesite es definir a la variable como una función que devuelve un valor.</text:p>
      <text:p text:style-name="P8">En el programa se definió una variable 'y' como una función que no toma ningún parámetro, la función realiza la salida por pantalla de la cadena de caracteres y devuelve el valor numérico, cuando se la reutiliza en el programa, vuelve a devolver tanto la cadena de caracteres como el valor numéric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5T16:04:42.434337354</meta:creation-date>
    <dc:date>2015-05-15T16:51:11.637855080</dc:date>
    <meta:editing-duration>PT43M5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52" meta:word-count="376" meta:character-count="2247" meta:non-whitespace-character-count="1718"/>
  </office:meta>
</office:document-meta>
</file>